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1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e3e3"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ENGLISH </text:p>
          </table:table-cell>
          <table:table-cell table:style-name="ce1" office:value-type="string" calcext:value-type="string">
            <text:p>Aula/Leit.</text:p>
          </table:table-cell>
          <table:table-cell table:style-name="ce1" office:value-type="string" calcext:value-type="string">
            <text:p>Resumo</text:p>
          </table:table-cell>
          <table:table-cell table:style-name="ce1" office:value-type="string" calcext:value-type="string">
            <text:p>Exerc.</text:p>
          </table:table-cell>
          <table:table-cell table:style-name="ce1" office:value-type="string" calcext:value-type="string">
            <text:p>Revisão</text:p>
          </table:table-cell>
        </table:table-row>
        <table:table-row table:style-name="ro2">
          <table:table-cell office:value-type="string" calcext:value-type="string">
            <text:p>Basic Revie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ading Techn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u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enitive C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ticl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nou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terrogatives Ad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 Present T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e Pest T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sent Continuous Ten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ture Ten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sent Perfect Ten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st Perfect Ten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odal 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lative Pronou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ntitative Adjecti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definite Pronou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grees of Comparis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g Ques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junctions and Connecto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e Passive Voi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ffixes and Prefixes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f Clau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orted Speech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hrasal 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lse Cogna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usative 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 of Gerund an Infinitiv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cial Difficulti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uantifi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jectiv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verb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urnalistic tex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ic strips and carto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chnical tex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vertisemen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4:44.631939091</meta:creation-date>
    <dc:date>2025-03-18T20:16:37.132082121</dc:date>
    <meta:editing-duration>PT7M40S</meta:editing-duration>
    <meta:editing-cycles>1</meta:editing-cycles>
    <meta:document-statistic meta:table-count="1" meta:cell-count="43" meta:object-count="0"/>
    <meta:generator>LibreOffice/7.3.7.2$Linux_X86_64 LibreOffice_project/30$Build-2</meta:generator>
  </office:meta>
</office:document-meta>
</file>